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text-properties fo:font-size="10pt"/>
    </style:style>
    <style:style style:name="P21" style:family="paragraph" style:parent-style-name="Standard">
      <style:text-properties fo:font-size="10pt" officeooo:rsid="006f9863" officeooo:paragraph-rsid="008e1ab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
      <text:p text:style-name="P14"><draw:frame text:anchor-type="paragraph" draw:z-index="7" draw:name="Marco de texto 4" draw:style-name="gr2" draw:text-style-name="P9" svg:width="12.415cm" svg:height="10.956cm" svg:x="0.482cm" svg:y="0.21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2"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4">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2"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draw:frame text:anchor-type="paragraph" draw:z-index="11" draw:name="Marco de texto 8" draw:style-name="gr2"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2" draw:name="Marco de texto 9" draw:style-name="gr2"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3" draw:name="Marco de texto 10" draw:style-name="gr2"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
      <text:p text:style-name="P19"><draw:frame text:anchor-type="paragraph" draw:z-index="14" draw:name="Marco de texto 11" draw:style-name="gr2" draw:text-style-name="P9" svg:width="12.415cm" svg:height="7.305cm" svg:x="0.482cm" svg:y="0.219cm"><draw:text-box><text:p text:style-name="P20"><text:span text:style-name="T3"><text:s/></text:span><text:span text:style-name="T3">1 <text:s/></text:span><text:span text:style-name="T9">1</text:span><text:span text:style-name="T5"> <text:s/></text:span><text:span text:style-name="T3">// Reptile.java</text:span></text:p><text:p text:style-name="P20"><text:span text:style-name="T3"><text:s/></text:span><text:span text:style-name="T3">2 <text:s/></text:span><text:span text:style-name="T4">public</text:span><text:span text:style-name="T5"> </text:span><text:span text:style-name="T4">class</text:span><text:span text:style-name="T5"> </text:span><text:span text:style-name="T6">Reptile</text:span><text:span text:style-name="T5"> {</text:span></text:p><text:p text:style-name="P20"><text:span text:style-name="T3"><text:s/></text:span><text:span text:style-name="T3">3 <text:s/></text:span><text:span text:style-name="T5"><text:s text:c="4"/></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 text:style-name="P20"><text:span text:style-name="T3"><text:s/></text:span><text:span text:style-name="T3">4 <text:s/></text:span><text:span text:style-name="T5">}</text:span></text:p><text:p text:style-name="P20"><text:span text:style-name="T3"><text:s/></text:span><text:span text:style-name="T3">5 <text:s/></text:span></text:p><text:p text:style-name="P20"><text:span text:style-name="T3"><text:s/></text:span><text:span text:style-name="T3">6 <text:s/>// Crocodile.java</text:span></text:p><text:p text:style-name="P20"><text:span text:style-name="T3"><text:s/></text:span><text:span text:style-name="T3">7 <text:s/></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 text:style-name="P20"><text:span text:style-name="T3"><text:s/></text:span><text:span text:style-name="T3">8 <text:s/></text:span><text:span text:style-name="T5"><text:s text:c="4"/></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 text:style-name="P20"><text:span text:style-name="T3"><text:s/></text:span><text:span text:style-name="T3">9 <text:s/></text:span></text:p><text:p text:style-name="P20"><text:span text:style-name="T3">10 <text:s/></text:span><text:span text:style-name="T5"><text:s text:c="4"/></text:span><text:span text:style-name="T4">public</text:span><text:span text:style-name="T5"> </text:span><text:span text:style-name="T7">int</text:span><text:span text:style-name="T5"> </text:span><text:span text:style-name="T8">getSpeed</text:span><text:span text:style-name="T5">() {</text:span></text:p><text:p text:style-name="P20"><text:span text:style-name="T3">11 <text:s/></text:span><text:span text:style-name="T5"><text:s text:c="8"/></text:span><text:span text:style-name="T4">return</text:span><text:span text:style-name="T5"> </text:span><text:span text:style-name="T6">speed</text:span><text:span text:style-name="T5">;</text:span></text:p><text:p text:style-name="P20"><text:span text:style-name="T3">12 <text:s/></text:span><text:span text:style-name="T5"><text:s text:c="4"/>}</text:span></text:p><text:p text:style-name="P20"><text:span text:style-name="T3">13 <text:s/></text:span></text:p><text:p text:style-name="P20"><text:span text:style-name="T3">1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 text:style-name="P20"><text:span text:style-name="T3">15 <text:s/></text:span><text:span text:style-name="T5"><text:s text:c="8"/></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 text:style-name="P20"><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 text:style-name="P20"><text:span text:style-name="T3">17 <text:s/></text:span><text:span text:style-name="T5"><text:s text:c="4"/>}</text:span></text:p><text:p text:style-name="P20"><text:span text:style-name="T3">18 <text:s/></text:span><text:span text:style-name="T5">}</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5" draw:name="Marco de texto 12" draw:style-name="gr2" draw:text-style-name="P9" svg:width="12.415cm" svg:height="8.116cm" svg:x="0.482cm" svg:y="0.219cm"><draw:text-box><text:p text:style-name="P20"><text:span text:style-name="T3"><text:s/></text:span><text:span text:style-name="T3">1 <text:s/></text:span><text:span text:style-name="T4">class</text:span><text:span text:style-name="T5"> </text:span><text:span text:style-name="T6">Insect</text:span><text:span text:style-name="T5"> {</text:span></text:p><text:p text:style-name="P20"><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 text:style-name="P20"><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 text:style-name="P20"><text:span text:style-name="T3"><text:s/></text:span><text:span text:style-name="T3">4 <text:s/></text:span><text:span text:style-name="T5">}</text:span></text:p><text:p text:style-name="P20"><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 text:style-name="P20"><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 text:style-name="P20"><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 text:style-name="P20"><text:span text:style-name="T3"><text:s/></text:span><text:span text:style-name="T3">8 <text:s/></text:span></text:p><text:p text:style-name="P20"><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 text:style-name="P20"><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 text:style-name="P20"><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 text:style-name="P20"><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 text:style-name="P20"><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 text:style-name="P20"><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 text:style-name="P20"><text:span text:style-name="T3">15 <text:s/></text:span><text:span text:style-name="T5"><text:s text:c="4"/>}</text:span></text:p><text:p text:style-name="P20"><text:span text:style-name="T3">16 <text:s/></text:span></text:p><text:p text:style-name="P20"><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 text:style-name="P20"><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 text:style-name="P20"><text:span text:style-name="T3">19 <text:s/></text:span><text:span text:style-name="T5"><text:s text:c="4"/>}</text:span></text:p><text:p text:style-name="P20"><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1">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1"><text:soft-page-break/>Recuerda, mientras que <text:span text:style-name="T2">this</text:span> incluye miembros actuales y heredados, <text:span text:style-name="T2">super</text:span> solo incluye miembros heredados.</text:p>
      <text:p text:style-name="P21"/>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0T23:51:29.813000000</dc:date>
    <meta:editing-duration>PT14H57M42S</meta:editing-duration>
    <meta:editing-cycles>62</meta:editing-cycles>
    <meta:generator>LibreOffice/24.8.4.2$Windows_X86_64 LibreOffice_project/bb3cfa12c7b1bf994ecc5649a80400d06cd71002</meta:generator>
    <meta:document-statistic meta:table-count="0" meta:image-count="4" meta:object-count="0" meta:page-count="5" meta:paragraph-count="47" meta:word-count="1633" meta:character-count="9610" meta:non-whitespace-character-count="8013"/>
  </office:meta>
</office:document-meta>
</file>